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c9" officeooo:paragraph-rsid="0015a2c9"/>
    </style:style>
    <style:style style:name="P2" style:family="paragraph" style:parent-style-name="Standard">
      <style:text-properties officeooo:paragraph-rsid="001931fc"/>
    </style:style>
    <style:style style:name="P3" style:family="paragraph" style:parent-style-name="Standard">
      <style:text-properties fo:font-style="italic" officeooo:rsid="0015a2c9" officeooo:paragraph-rsid="00a9dce7" style:font-style-asian="italic" style:font-style-complex="italic"/>
    </style:style>
    <style:style style:name="P4" style:family="paragraph" style:parent-style-name="Standard">
      <style:text-properties officeooo:rsid="00ac35cd" officeooo:paragraph-rsid="00ac35cd"/>
    </style:style>
    <style:style style:name="P5" style:family="paragraph" style:parent-style-name="Standard">
      <style:text-properties officeooo:paragraph-rsid="00b19575"/>
    </style:style>
    <style:style style:name="P6" style:family="paragraph" style:parent-style-name="Standard">
      <style:text-properties officeooo:rsid="00be54db" officeooo:paragraph-rsid="00be54db"/>
    </style:style>
    <style:style style:name="T1" style:family="text">
      <style:text-properties style:font-name="Georgia" officeooo:rsid="0077cd36"/>
    </style:style>
    <style:style style:name="T2" style:family="text">
      <style:text-properties style:font-name="Georgia" officeooo:rsid="0078cca7"/>
    </style:style>
    <style:style style:name="T3" style:family="text">
      <style:text-properties style:font-name="Georgia" officeooo:rsid="0087d448"/>
    </style:style>
    <style:style style:name="T4" style:family="text">
      <style:text-properties style:font-name="Georgia" officeooo:rsid="0094e167"/>
    </style:style>
    <style:style style:name="T5" style:family="text">
      <style:text-properties style:font-name="Georgia" fo:font-style="italic" officeooo:rsid="00b19575" style:font-style-asian="italic" style:font-style-complex="italic"/>
    </style:style>
    <style:style style:name="T6" style:family="text">
      <style:text-properties style:font-name="Georgia" fo:font-style="italic" officeooo:rsid="00b8ebfd" style:font-style-asian="italic" style:font-style-complex="italic"/>
    </style:style>
    <style:style style:name="T7" style:family="text">
      <style:text-properties style:font-name="Georgia" fo:font-style="italic" officeooo:rsid="00bab156" style:font-style-asian="italic" style:font-style-complex="italic"/>
    </style:style>
    <style:style style:name="T8" style:family="text">
      <style:text-properties style:font-name="Georgia" fo:font-style="normal" style:font-style-asian="normal" style:font-style-complex="normal"/>
    </style:style>
    <style:style style:name="T9" style:family="text">
      <style:text-properties style:font-name="Georgia" fo:font-style="normal" officeooo:rsid="0076a244" style:font-style-asian="normal" style:font-style-complex="normal"/>
    </style:style>
    <style:style style:name="T10" style:family="text">
      <style:text-properties style:font-name="Georgia" fo:font-style="normal" officeooo:rsid="00acf808" style:font-style-asian="normal" style:font-style-complex="normal"/>
    </style:style>
    <style:style style:name="T11" style:family="text">
      <style:text-properties style:font-name="Georgia" fo:font-style="normal" officeooo:rsid="00ae24a9" style:font-style-asian="normal" style:font-style-complex="normal"/>
    </style:style>
    <style:style style:name="T12" style:family="text">
      <style:text-properties style:font-name="Georgia" fo:font-style="normal" officeooo:rsid="00b19575" style:font-style-asian="normal" style:font-style-complex="normal"/>
    </style:style>
    <style:style style:name="T13" style:family="text">
      <style:text-properties style:font-name="Georgia" fo:font-style="normal" officeooo:rsid="00b3458c" style:font-style-asian="normal" style:font-style-complex="normal"/>
    </style:style>
    <style:style style:name="T14" style:family="text">
      <style:text-properties style:font-name="Georgia" fo:font-style="normal" officeooo:rsid="00b35b8b" style:font-style-asian="normal" style:font-style-complex="normal"/>
    </style:style>
    <style:style style:name="T15" style:family="text">
      <style:text-properties style:font-name="Georgia" fo:font-style="normal" officeooo:rsid="00b4f48c" style:font-style-asian="normal" style:font-style-complex="normal"/>
    </style:style>
    <style:style style:name="T16" style:family="text">
      <style:text-properties style:font-name="Georgia" fo:font-style="normal" officeooo:rsid="00b6bf0c" style:font-style-asian="normal" style:font-style-complex="normal"/>
    </style:style>
    <style:style style:name="T17" style:family="text">
      <style:text-properties style:font-name="Georgia" fo:font-style="normal" officeooo:rsid="00b8365c" style:font-style-asian="normal" style:font-style-complex="normal"/>
    </style:style>
    <style:style style:name="T18" style:family="text">
      <style:text-properties style:font-name="Georgia" fo:font-style="normal" officeooo:rsid="00b8ebfd" style:font-style-asian="normal" style:font-style-complex="normal"/>
    </style:style>
    <style:style style:name="T19" style:family="text">
      <style:text-properties style:font-name="Georgia" fo:font-style="normal" officeooo:rsid="00bab156" style:font-style-asian="normal" style:font-style-complex="normal"/>
    </style:style>
    <style:style style:name="T20" style:family="text">
      <style:text-properties style:font-name="Georgia" fo:font-style="normal" officeooo:rsid="00bc0a00" style:font-style-asian="normal" style:font-style-complex="normal"/>
    </style:style>
    <style:style style:name="T21" style:family="text">
      <style:text-properties style:font-name="Georgia" fo:font-style="normal" officeooo:rsid="00bc429f" style:font-style-asian="normal" style:font-style-complex="normal"/>
    </style:style>
    <style:style style:name="T22" style:family="text">
      <style:text-properties style:font-name="Georgia" officeooo:rsid="01949544"/>
    </style:style>
    <style:style style:name="T23" style:family="text">
      <style:text-properties style:font-name="Georgia" officeooo:rsid="00f1f5ca"/>
    </style:style>
    <style:style style:name="T24" style:family="text">
      <style:text-properties style:font-name="Georgia" officeooo:rsid="01956fc2"/>
    </style:style>
    <style:style style:name="T25" style:family="text">
      <style:text-properties style:font-name="Georgia" officeooo:rsid="01969ca3"/>
    </style:style>
    <style:style style:name="T26" style:family="text">
      <style:text-properties style:font-name="Georgia" officeooo:rsid="00f29d5e"/>
    </style:style>
    <style:style style:name="T27" style:family="text">
      <style:text-properties style:font-name="Georgia" officeooo:rsid="0196e7a9"/>
    </style:style>
    <style:style style:name="T28" style:family="text">
      <style:text-properties style:font-name="Georgia" officeooo:rsid="00f499fe"/>
    </style:style>
    <style:style style:name="T29" style:family="text">
      <style:text-properties style:font-name="Georgia" officeooo:rsid="01988a7a"/>
    </style:style>
    <style:style style:name="T30" style:family="text">
      <style:text-properties style:font-name="Georgia" officeooo:rsid="008e8152"/>
    </style:style>
    <style:style style:name="T31" style:family="text">
      <style:text-properties style:font-name="Georgia" fo:font-weight="normal" officeooo:rsid="0094e16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ata – the life cycle of a religion and the manifestation of Autochthons</text:p>
      <text:p text:style-name="P1"/>
      <text:p text:style-name="P3"><text:tab/>“...<text:span text:style-name="T22">T</text:span><text:span text:style-name="T1">he unconscious belief of a being uses a tiny portion of that being’s magical potential </text:span><text:span text:style-name="T2">to accomplish their will. Should this magical energy accumulate with the energy of the beliefs of others, it may form </text:span><text:span text:style-name="T23">an alveus and </text:span><text:span text:style-name="T2">a nexus. This nexus, much like the </text:span><text:span text:style-name="T24">Auhrons</text:span><text:span text:style-name="T2"> in Ad Elovii </text:span><text:span text:style-name="T3">or Amon-Sen</text:span><text:span text:style-name="T2">, does not have a </text:span><text:span text:style-name="T25">connection to Mediul or an</text:span><text:span text:style-name="T2"> associated resonance. </text:span><text:span text:style-name="T26">The</text:span><text:span text:style-name="T3"> nexus is inscribed with the ideals of the belief that created it, including the possible inscription of sentience. These personas, </text:span><text:span text:style-name="T27">called </text:span><text:span text:style-name="T31">Autochthons</text:span><text:span text:style-name="T4">, </text:span><text:span text:style-name="T3">are often created because of the belief in a deity, and thus they represent that deity. The existence of the </text:span><text:span text:style-name="T28">alveus </text:span><text:span text:style-name="T3">relies entirely on the continued belief in the deity—should belief wane, less magical energy will go towards the alveus and the </text:span><text:span text:style-name="T29">power of the Autochthon will vanish.</text:span></text:p>
      <text:p text:style-name="P3"><text:span text:style-name="T29"><text:tab/></text:span><text:span text:style-name="T30">In some cases, belief in the god-like powers of a mortal may act in a similar way, </text:span><text:span text:style-name="T4">enhancing the alveus of the mortal to deity-like levels. These mortals are classified as </text:span><text:span text:style-name="T31">Apotheids</text:span><text:span text:style-name="T4">...”</text:span></text:p>
      <text:p text:style-name="P2"><text:span text:style-name="T9"/></text:p>
      <text:p text:style-name="P4"><text:span text:style-name="T9">M</text:span><text:span text:style-name="T8">ortal beings often create religions involving powerful divine beings. </text:span><text:span text:style-name="T10">In Asfal</text:span><text:span text:style-name="T11">is</text:span><text:span text:style-name="T10"> </text:span><text:span text:style-name="T11">and in the majority of planes where biology evolved with a Magical fabric, the act of believing in a religion becomes manifest.</text:span></text:p>
      <text:p text:style-name="P4"><text:span text:style-name="T11"/></text:p>
      <text:p text:style-name="P5"><text:span text:style-name="T11">R</text:span><text:span text:style-name="T12">eligions, however, do not start as </text:span><text:span text:style-name="T5">real</text:span><text:span text:style-name="T12">. A group of people may begin by building religious beliefs centered on non-</text:span><text:span text:style-name="T13">m</text:span><text:span text:style-name="T12">agical things: storms, ponds, rivers, weather, cities, war, etc. </text:span><text:span text:style-name="T14">Over time, those religious beliefs might take the form of a “controller”: a divine being or spirit that is responsible for some natural </text:span><text:span text:style-name="T15">or societal</text:span><text:span text:style-name="T14"> process. </text:span><text:span text:style-name="T16">The culture may dictate that sacrifices made to this deity can return favorable conditions—in this way, the mortal culture is setting up a magical framework to </text:span><text:span text:style-name="T17">stabilize and </text:span><text:span text:style-name="T16">control their environment. </text:span><text:span text:style-name="T17">The religious framework is powered by a positive, </text:span><text:span text:style-name="T20">self-sustaining</text:span><text:span text:style-name="T17"> feedback loop: as the religion begins, the deity is not real. As the religion continues, the deity is instantiated, but it is too weak to have real effects. </text:span><text:span text:style-name="T18">As the religion matures, the deity begins to use its power to act as the religion says it should act. At this point, the sacrifices to the deity </text:span><text:span text:style-name="T6">actually do</text:span><text:span text:style-name="T18"> work to influence the deity, and thus the natural process that the deity controls. </text:span><text:span text:style-name="T19">This is also the point where a religion is most dangerous to the society that built it.</text:span><text:span text:style-name="T18"> </text:span><text:span text:style-name="T19">As the religion ages, the actions of the deity further affirm the reality of the religion</text:span><text:span text:style-name="T7"> and the necessity of worship</text:span><text:span text:style-name="T19">. If worship ceases, </text:span><text:span text:style-name="T20">the deity may grow angry or spiteful and use its power to punish those that abandoned it. </text:span><text:span text:style-name="T21">This anger or spite can come in the form of direct divine intervention or simply a decline in stability and control.</text:span></text:p>
      <text:p text:style-name="P5"><text:span text:style-name="T21"/></text:p>
      <text:p text:style-name="P6"><text:span text:style-name="T21">D</text:span><text:span text:style-name="T8">eities rarely have their own complex ambitions. They are not full consciousnesses, they only act as their worshipers say they do. This migh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1:48:00.148084228</meta:creation-date>
    <dc:date>2022-05-18T09:11:45.232369490</dc:date>
    <meta:editing-duration>PT18H49M20S</meta:editing-duration>
    <meta:editing-cycles>11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80" meta:character-count="2840" meta:non-whitespace-character-count="2365"/>
  </office:meta>
</office:document-meta>
</file>